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732">
            <text:p>T-1732</text:p>
          </table:table-cell>
          <table:table-cell office:value-type="float" office:value="59.08">
            <text:p>59.08</text:p>
          </table:table-cell>
          <table:table-cell office:value-type="float" office:value="9.75">
            <text:p>9.75</text:p>
          </table:table-cell>
          <table:table-cell office:value-type="float" office:value="8000.0">
            <text:p>8000.0</text:p>
          </table:table-cell>
          <table:table-cell office:value-type="float" office:value="270.0">
            <text:p>2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1.41">
            <text:p>1.41</text:p>
          </table:table-cell>
          <table:table-cell office:value-type="float" office:value="1.4142963072774013">
            <text:p>1.4142963072774013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740">
            <text:p>T-1740</text:p>
          </table:table-cell>
          <table:table-cell office:value-type="float" office:value="59.18">
            <text:p>59.18</text:p>
          </table:table-cell>
          <table:table-cell office:value-type="float" office:value="9.67">
            <text:p>9.67</text:p>
          </table:table-cell>
          <table:table-cell office:value-type="float" office:value="3750.0">
            <text:p>375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1.24">
            <text:p>1.24</text:p>
          </table:table-cell>
          <table:table-cell office:value-type="float" office:value="1.24199170138781">
            <text:p>1.24199170138781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849">
            <text:p>T-1849</text:p>
          </table:table-cell>
          <table:table-cell office:value-type="float" office:value="59.07">
            <text:p>59.07</text:p>
          </table:table-cell>
          <table:table-cell office:value-type="float" office:value="9.8">
            <text:p>9.8</text:p>
          </table:table-cell>
          <table:table-cell office:value-type="float" office:value="5900.0">
            <text:p>5900.0</text:p>
          </table:table-cell>
          <table:table-cell office:value-type="float" office:value="240.0">
            <text:p>2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1.9">
            <text:p>31.9</text:p>
          </table:table-cell>
          <table:table-cell office:value-type="float" office:value="1.32">
            <text:p>1.32</text:p>
          </table:table-cell>
          <table:table-cell office:value-type="float" office:value="1.3153149506912938">
            <text:p>1.3153149506912938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2A">
            <text:p>TRa-3002A</text:p>
          </table:table-cell>
          <table:table-cell office:value-type="float" office:value="59.0579797506624">
            <text:p>59.0579797506624</text:p>
          </table:table-cell>
          <table:table-cell office:value-type="float" office:value="10.1337459654637">
            <text:p>10.1337459654637</text:p>
          </table:table-cell>
          <table:table-cell office:value-type="float" office:value="5200.0">
            <text:p>520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1">
            <text:p>27.1</text:p>
          </table:table-cell>
          <table:table-cell office:value-type="float" office:value="0.31">
            <text:p>0.31</text:p>
          </table:table-cell>
          <table:table-cell office:value-type="float" office:value="0.3068650276822954">
            <text:p>0.3068650276822954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445A">
            <text:p>TRa-3445A</text:p>
          </table:table-cell>
          <table:table-cell office:value-type="float" office:value="59.2808020602522">
            <text:p>59.2808020602522</text:p>
          </table:table-cell>
          <table:table-cell office:value-type="float" office:value="10.4670407787013">
            <text:p>10.4670407787013</text:p>
          </table:table-cell>
          <table:table-cell office:value-type="float" office:value="4260.0">
            <text:p>426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0.32">
            <text:p>0.32</text:p>
          </table:table-cell>
          <table:table-cell office:value-type="float" office:value="0.3198887901754164">
            <text:p>0.3198887901754164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4A">
            <text:p>TRa-3004A</text:p>
          </table:table-cell>
          <table:table-cell office:value-type="float" office:value="59.0590560707941">
            <text:p>59.0590560707941</text:p>
          </table:table-cell>
          <table:table-cell office:value-type="float" office:value="10.0618073071226">
            <text:p>10.0618073071226</text:p>
          </table:table-cell>
          <table:table-cell office:value-type="float" office:value="8075.0">
            <text:p>8075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8.3">
            <text:p>48.3</text:p>
          </table:table-cell>
          <table:table-cell office:value-type="float" office:value="0.31">
            <text:p>0.31</text:p>
          </table:table-cell>
          <table:table-cell office:value-type="float" office:value="0.3050405257568133">
            <text:p>0.3050405257568133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5A">
            <text:p>TRa-3005A</text:p>
          </table:table-cell>
          <table:table-cell office:value-type="float" office:value="59.0180554161912">
            <text:p>59.0180554161912</text:p>
          </table:table-cell>
          <table:table-cell office:value-type="float" office:value="9.86711012597691">
            <text:p>9.86711012597691</text:p>
          </table:table-cell>
          <table:table-cell office:value-type="float" office:value="2460.0">
            <text:p>24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4">
            <text:p>10.4</text:p>
          </table:table-cell>
          <table:table-cell office:value-type="float" office:value="0.3">
            <text:p>0.3</text:p>
          </table:table-cell>
          <table:table-cell office:value-type="float" office:value="0.30317704626247355">
            <text:p>0.30317704626247355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6A">
            <text:p>TRa-3006A</text:p>
          </table:table-cell>
          <table:table-cell office:value-type="float" office:value="59.0436532730917">
            <text:p>59.0436532730917</text:p>
          </table:table-cell>
          <table:table-cell office:value-type="float" office:value="9.83726283008711">
            <text:p>9.83726283008711</text:p>
          </table:table-cell>
          <table:table-cell office:value-type="float" office:value="1310.0">
            <text:p>1310.0</text:p>
          </table:table-cell>
          <table:table-cell office:value-type="float" office:value="25.0">
            <text:p>2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0.303141998738973">
            <text:p>0.303141998738973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380">
            <text:p>T-1380</text:p>
          </table:table-cell>
          <table:table-cell office:value-type="float" office:value="59.0605374214755">
            <text:p>59.0605374214755</text:p>
          </table:table-cell>
          <table:table-cell office:value-type="float" office:value="10.2083642089836">
            <text:p>10.2083642089836</text:p>
          </table:table-cell>
          <table:table-cell office:value-type="float" office:value="1140.0">
            <text:p>114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.31">
            <text:p>0.31</text:p>
          </table:table-cell>
          <table:table-cell office:value-type="float" office:value="0.3091829654341076">
            <text:p>0.3091829654341076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91">
            <text:p>T-91</text:p>
          </table:table-cell>
          <table:table-cell office:value-type="float" office:value="59.28333333333333">
            <text:p>59.28333333333333</text:p>
          </table:table-cell>
          <table:table-cell office:value-type="float" office:value="10.466666666666667">
            <text:p>10.466666666666667</text:p>
          </table:table-cell>
          <table:table-cell office:value-type="float" office:value="3400.0">
            <text:p>3400.0</text:p>
          </table:table-cell>
          <table:table-cell office:value-type="float" office:value="135.0">
            <text:p>13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6.32">
            <text:p>26.32</text:p>
          </table:table-cell>
          <table:table-cell office:value-type="float" office:value="1.27">
            <text:p>1.27</text:p>
          </table:table-cell>
          <table:table-cell office:value-type="float" office:value="1.2723106153105157">
            <text:p>1.272310615310515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7A">
            <text:p>TRa-3007A</text:p>
          </table:table-cell>
          <table:table-cell office:value-type="float" office:value="59.1591180445719">
            <text:p>59.1591180445719</text:p>
          </table:table-cell>
          <table:table-cell office:value-type="float" office:value="10.3973970868765">
            <text:p>10.3973970868765</text:p>
          </table:table-cell>
          <table:table-cell office:value-type="float" office:value="2910.0">
            <text:p>291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0.32">
            <text:p>0.32</text:p>
          </table:table-cell>
          <table:table-cell office:value-type="float" office:value="0.3165270470833561">
            <text:p>0.3165270470833561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9B">
            <text:p>T-89B</text:p>
          </table:table-cell>
          <table:table-cell office:value-type="float" office:value="59.28333333333333">
            <text:p>59.28333333333333</text:p>
          </table:table-cell>
          <table:table-cell office:value-type="float" office:value="10.466666666666667">
            <text:p>10.466666666666667</text:p>
          </table:table-cell>
          <table:table-cell office:value-type="float" office:value="2400.0">
            <text:p>240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1.2">
            <text:p>1.2</text:p>
          </table:table-cell>
          <table:table-cell office:value-type="float" office:value="1.2033364808406641">
            <text:p>1.2033364808406641</text:p>
          </table:table-cell>
          <table:table-cell office:value-type="string" office:value="Henningsmoen1979,CreelEtal2022">
            <text:p>Henningsmoen197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90">
            <text:p>T-90</text:p>
          </table:table-cell>
          <table:table-cell office:value-type="float" office:value="59.166666666666664">
            <text:p>59.166666666666664</text:p>
          </table:table-cell>
          <table:table-cell office:value-type="float" office:value="10.166666666666666">
            <text:p>10.166666666666666</text:p>
          </table:table-cell>
          <table:table-cell office:value-type="float" office:value="4980.0">
            <text:p>4980.0</text:p>
          </table:table-cell>
          <table:table-cell office:value-type="float" office:value="160.0">
            <text:p>16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1.32">
            <text:p>1.32</text:p>
          </table:table-cell>
          <table:table-cell office:value-type="float" office:value="1.3169263495572523">
            <text:p>1.3169263495572523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20321">
            <text:p>UBA-20321</text:p>
          </table:table-cell>
          <table:table-cell office:value-type="float" office:value="59.2289230371505">
            <text:p>59.2289230371505</text:p>
          </table:table-cell>
          <table:table-cell office:value-type="float" office:value="9.62037247802464">
            <text:p>9.62037247802464</text:p>
          </table:table-cell>
          <table:table-cell office:value-type="float" office:value="3815.0">
            <text:p>3815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3">
            <text:p>15.3</text:p>
          </table:table-cell>
          <table:table-cell office:value-type="float" office:value="0.3">
            <text:p>0.3</text:p>
          </table:table-cell>
          <table:table-cell office:value-type="float" office:value="0.3038940057455138">
            <text:p>0.3038940057455138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19962">
            <text:p>UBA-19962</text:p>
          </table:table-cell>
          <table:table-cell office:value-type="float" office:value="59.1805332763876">
            <text:p>59.1805332763876</text:p>
          </table:table-cell>
          <table:table-cell office:value-type="float" office:value="10.1735423599834">
            <text:p>10.1735423599834</text:p>
          </table:table-cell>
          <table:table-cell office:value-type="float" office:value="5485.0">
            <text:p>5485.0</text:p>
          </table:table-cell>
          <table:table-cell office:value-type="float" office:value="35.0">
            <text:p>3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6.6">
            <text:p>26.6</text:p>
          </table:table-cell>
          <table:table-cell office:value-type="float" office:value="0.31">
            <text:p>0.31</text:p>
          </table:table-cell>
          <table:table-cell office:value-type="float" office:value="0.3077209019305715">
            <text:p>0.3077209019305715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ua-4218A">
            <text:p>Tua-4218A</text:p>
          </table:table-cell>
          <table:table-cell office:value-type="float" office:value="59.0262488037945">
            <text:p>59.0262488037945</text:p>
          </table:table-cell>
          <table:table-cell office:value-type="float" office:value="10.1725474539159">
            <text:p>10.1725474539159</text:p>
          </table:table-cell>
          <table:table-cell office:value-type="float" office:value="800.0">
            <text:p>80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31">
            <text:p>0.31</text:p>
          </table:table-cell>
          <table:table-cell office:value-type="float" office:value="0.3082906864141335">
            <text:p>0.3082906864141335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Beta-301230">
            <text:p>Beta-301230</text:p>
          </table:table-cell>
          <table:table-cell office:value-type="float" office:value="59.0999015086723">
            <text:p>59.0999015086723</text:p>
          </table:table-cell>
          <table:table-cell office:value-type="float" office:value="9.81239007971684">
            <text:p>9.81239007971684</text:p>
          </table:table-cell>
          <table:table-cell office:value-type="float" office:value="6560.0">
            <text:p>65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3.2">
            <text:p>43.2</text:p>
          </table:table-cell>
          <table:table-cell office:value-type="float" office:value="0.3">
            <text:p>0.3</text:p>
          </table:table-cell>
          <table:table-cell office:value-type="float" office:value="0.30313015756853373">
            <text:p>0.30313015756853373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19961">
            <text:p>UBA-19961</text:p>
          </table:table-cell>
          <table:table-cell office:value-type="float" office:value="59.0707662009273">
            <text:p>59.0707662009273</text:p>
          </table:table-cell>
          <table:table-cell office:value-type="float" office:value="9.81040025999085">
            <text:p>9.81040025999085</text:p>
          </table:table-cell>
          <table:table-cell office:value-type="float" office:value="6090.0">
            <text:p>609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9">
            <text:p>35.9</text:p>
          </table:table-cell>
          <table:table-cell office:value-type="float" office:value="0.3">
            <text:p>0.3</text:p>
          </table:table-cell>
          <table:table-cell office:value-type="float" office:value="0.3031329348038789">
            <text:p>0.3031329348038789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2121">
            <text:p>T-2121</text:p>
          </table:table-cell>
          <table:table-cell office:value-type="float" office:value="59.12">
            <text:p>59.12</text:p>
          </table:table-cell>
          <table:table-cell office:value-type="float" office:value="9.68">
            <text:p>9.68</text:p>
          </table:table-cell>
          <table:table-cell office:value-type="float" office:value="2360.0">
            <text:p>236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1.14">
            <text:p>1.14</text:p>
          </table:table-cell>
          <table:table-cell office:value-type="float" office:value="1.1442999452181783">
            <text:p>1.1442999452181783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7">
            <text:p>T-87</text:p>
          </table:table-cell>
          <table:table-cell office:value-type="float" office:value="59.083333333333336">
            <text:p>59.083333333333336</text:p>
          </table:table-cell>
          <table:table-cell office:value-type="float" office:value="10.0">
            <text:p>10.0</text:p>
          </table:table-cell>
          <table:table-cell office:value-type="float" office:value="9090.0">
            <text:p>9090.0</text:p>
          </table:table-cell>
          <table:table-cell office:value-type="float" office:value="230.0">
            <text:p>2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3.83">
            <text:p>123.83</text:p>
          </table:table-cell>
          <table:table-cell office:value-type="float" office:value="1.51">
            <text:p>1.51</text:p>
          </table:table-cell>
          <table:table-cell office:value-type="float" office:value="1.5106214131574927">
            <text:p>1.5106214131574927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8">
            <text:p>T-88</text:p>
          </table:table-cell>
          <table:table-cell office:value-type="float" office:value="59.083333333333336">
            <text:p>59.083333333333336</text:p>
          </table:table-cell>
          <table:table-cell office:value-type="float" office:value="9.833333333333334">
            <text:p>9.833333333333334</text:p>
          </table:table-cell>
          <table:table-cell office:value-type="float" office:value="8710.0">
            <text:p>8710.0</text:p>
          </table:table-cell>
          <table:table-cell office:value-type="float" office:value="280.0">
            <text:p>28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2.0">
            <text:p>62.0</text:p>
          </table:table-cell>
          <table:table-cell office:value-type="float" office:value="1.31">
            <text:p>1.31</text:p>
          </table:table-cell>
          <table:table-cell office:value-type="float" office:value="1.307310830702392">
            <text:p>1.307310830702392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9">
            <text:p>T-89</text:p>
          </table:table-cell>
          <table:table-cell office:value-type="float" office:value="59.28333333333333">
            <text:p>59.28333333333333</text:p>
          </table:table-cell>
          <table:table-cell office:value-type="float" office:value="10.466666666666667">
            <text:p>10.466666666666667</text:p>
          </table:table-cell>
          <table:table-cell office:value-type="float" office:value="2250.0">
            <text:p>225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1.2">
            <text:p>1.2</text:p>
          </table:table-cell>
          <table:table-cell office:value-type="float" office:value="1.2033364808406641">
            <text:p>1.2033364808406641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8A">
            <text:p>TRa-3008A</text:p>
          </table:table-cell>
          <table:table-cell office:value-type="float" office:value="59.0462120117149">
            <text:p>59.0462120117149</text:p>
          </table:table-cell>
          <table:table-cell office:value-type="float" office:value="10.2113489424967">
            <text:p>10.2113489424967</text:p>
          </table:table-cell>
          <table:table-cell office:value-type="float" office:value="2790.0">
            <text:p>279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">
            <text:p>10.9</text:p>
          </table:table-cell>
          <table:table-cell office:value-type="float" office:value="0.31">
            <text:p>0.31</text:p>
          </table:table-cell>
          <table:table-cell office:value-type="float" office:value="0.3094944781076994">
            <text:p>0.3094944781076994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21511">
            <text:p>UBA-21511</text:p>
          </table:table-cell>
          <table:table-cell office:value-type="float" office:value="59.0618802885384">
            <text:p>59.0618802885384</text:p>
          </table:table-cell>
          <table:table-cell office:value-type="float" office:value="10.0570007888787">
            <text:p>10.0570007888787</text:p>
          </table:table-cell>
          <table:table-cell office:value-type="float" office:value="8590.0">
            <text:p>8590.0</text:p>
          </table:table-cell>
          <table:table-cell office:value-type="float" office:value="45.0">
            <text:p>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4.9">
            <text:p>54.9</text:p>
          </table:table-cell>
          <table:table-cell office:value-type="float" office:value="0.31">
            <text:p>0.31</text:p>
          </table:table-cell>
          <table:table-cell office:value-type="float" office:value="0.3050259358069192">
            <text:p>0.3050259358069192</text:p>
          </table:table-cell>
          <table:table-cell office:value-type="string" office:value="SorensenEtal2014,CreelEtal2022">
            <text:p>SorensenEtal201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